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ext-properties fo:color="#ff0000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fo:color="#729fcf" fo:font-weight="bold" style:font-weight-asian="bold" style:font-weight-complex="bold"/>
    </style:style>
    <style:style style:name="ce34" style:family="table-cell" style:parent-style-name="Default">
      <style:text-properties fo:color="#729fcf" fo:font-weight="bold" style:font-weight-asian="bold" style:font-weight-complex="bold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38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Default">
      <style:table-cell-properties fo:border="0.99pt solid #000000"/>
    </style:style>
    <style:style style:name="ce4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<text:span text:style-name="T1">Figma: </text:span>Wireframes login_view, registration_view,my account_view sidor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Figma: Recepies_pg, recepies_pg_comments, add new recepy sid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Figma: Articles_pg, article_pg_comments, add new article sid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template enligt Figma: main Components, Tailwind adjustments, Logo, ets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ets; add reusable component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office:value-type="string" calcext:value-type="string">
            <text:p>WIP: produkt kort komponent, Produkt Banner karusel, stylar, små fix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table:style-name="ce14" office:value-type="string" calcext:value-type="string">
            <text:p>WIP: “skapa konto/login”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style-name="ce14" office:value-type="string" calcext:value-type="string">
            <text:p>icons styles, link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style-name="ce14" office:value-type="string" calcext:value-type="string">
            <text:p>hitta bra cryptering bibliotek för password cryptering I brow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style-name="ce14" office:value-type="string" calcext:value-type="string">
            <text:p>förtsättning “skapa konto/login”: scrypto lib.,verify user input, save to db, ets.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style-name="ce14" office:value-type="string" calcext:value-type="string">
            <text:p>Skapa Cart baserad på återanvänd component, spara Cart till cookie, mm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style-name="ce14" office:value-type="string" calcext:value-type="string">
            <text:p>WIP: Slutför köp cykel flow med login/registrering funktio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style-name="ce14" office:value-type="string" calcext:value-type="string">
            <text:p>förtsättning slutför köp cykel flow, material icons lib., spinner m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16" office:value-type="string" calcext:value-type="string">
            <text:p><text:span text:style-name="T2">payment-f-d validate, unik. ordernumb., save to db,bug-fix; </text:span><text:span text:style-name="T3">Hosting!</text:span><text:span text:style-name="T4"> </text:span> MVP relea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style-name="ce14" office:value-type="string" calcext:value-type="string">
            <text:p>Bug fix, testning, RESPONSIVITET med Tailwind lib.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style-name="ce25" office:value-type="string" calcext:value-type="string">
            <text:p>RESPONSIVITET med Tailwind lib.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style-name="ce25" office:value-type="string" calcext:value-type="string">
            <text:p>RESPONSIVITET med Tailwind lib.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style-name="ce25" office:value-type="string" calcext:value-type="string">
            <text:p>RESPONSIVITET med Tailwind lib.; product detail view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style-name="ce14" office:value-type="string" calcext:value-type="string">
            <text:p>WIP: “MyAccount” med orderhistorik, min afavoriter, mina webkameror, pers.inf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style-name="ce14" office:value-type="string" calcext:value-type="string">
            <text:p><text:s/>Fortsätt. “MyAccount” 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style-name="ce14" office:value-type="string" calcext:value-type="string">
            <text:p><text:s/>Fortsätt. “MyAccount” +“Se det växa live” feature (tidsfunktioner mm)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style-name="ce14" office:value-type="string" calcext:value-type="string">
            <text:p><text:s/>Fortsätt. “MyAccount” +“Se det växa live” feature m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style-name="ce14" office:value-type="string" calcext:value-type="string">
            <text:p>Receptbok component; simpleHeader stylar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office:value-type="string" calcext:value-type="string">
            <text:p>Kakor banner, refaktorering I componenter för mobil vy, respons.fixar, mm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office:value-type="string" calcext:value-type="string">
            <text:p>Recept delen?</text:p>
          </table:table-cell>
          <table:table-cell table:style-name="ce34"/>
          <table:table-cell table:number-columns-repeated="3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style-name="ce24"/>
          <table:table-cell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37"/>
        <table:table-column table:style-name="co5" table:default-cell-style-name="ce50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39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30" office:value-type="string" calcext:value-type="string">
            <text:p>Date</text:p>
          </table:table-cell>
          <table:table-cell table:style-name="ce44" office:value-type="string" calcext:value-type="string">
            <text:p>Sum - Time, hours</text:p>
          </table:table-cell>
        </table:table-row>
        <table:table-row table:style-name="ro2">
          <table:table-cell table:style-name="ce31" office:value-type="date" office:date-value="2020-12-15" calcext:value-type="date">
            <text:p>2020-12-15</text:p>
          </table:table-cell>
          <table:table-cell table:style-name="ce46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51" office:value-type="float" office:value="7" calcext:value-type="float">
            <text:p>7</text:p>
          </table:table-cell>
        </table:table-row>
        <table:table-row table:style-name="ro2">
          <table:table-cell table:style-name="ce38" office:value-type="string" calcext:value-type="string">
            <text:p>Total Result</text:p>
          </table:table-cell>
          <table:table-cell table:style-name="ce52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23:21:28.908943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23T23:23:05.449459267</dc:date>
    <meta:editing-duration>PT1H20M58S</meta:editing-duration>
    <meta:editing-cycles>19</meta:editing-cycles>
    <meta:generator>LibreOffice/6.4.6.2$Linux_X86_64 LibreOffice_project/40$Build-2</meta:generator>
    <meta:document-statistic meta:table-count="2" meta:cell-count="190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